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85cm"/>
    </style:style>
    <style:style style:name="co3" style:family="table-column">
      <style:table-column-properties fo:break-before="auto" style:column-width="5.064cm"/>
    </style:style>
    <style:style style:name="co4" style:family="table-column">
      <style:table-column-properties fo:break-before="auto" style:column-width="5.338cm"/>
    </style:style>
    <style:style style:name="co5" style:family="table-column">
      <style:table-column-properties fo:break-before="auto" style:column-width="4.519cm"/>
    </style:style>
    <style:style style:name="co6" style:family="table-column">
      <style:table-column-properties fo:break-before="auto" style:column-width="4.383cm"/>
    </style:style>
    <style:style style:name="co7" style:family="table-column">
      <style:table-column-properties fo:break-before="auto" style:column-width="3.812cm"/>
    </style:style>
    <style:style style:name="co8" style:family="table-column">
      <style:table-column-properties fo:break-before="auto" style:column-width="3.731cm"/>
    </style:style>
    <style:style style:name="co9" style:family="table-column">
      <style:table-column-properties fo:break-before="auto" style:column-width="3.267cm"/>
    </style:style>
    <style:style style:name="co10" style:family="table-column">
      <style:table-column-properties fo:break-before="auto" style:column-width="1.552cm"/>
    </style:style>
    <style:style style:name="co11" style:family="table-column">
      <style:table-column-properties fo:break-before="auto" style:column-width="3.321cm"/>
    </style:style>
    <style:style style:name="co12" style:family="table-column">
      <style:table-column-properties fo:break-before="auto" style:column-width="3.948cm"/>
    </style:style>
    <style:style style:name="co13" style:family="table-column">
      <style:table-column-properties fo:break-before="auto" style:column-width="1.633cm"/>
    </style:style>
    <style:style style:name="co14" style:family="table-column">
      <style:table-column-properties fo:break-before="auto" style:column-width="2.014cm"/>
    </style:style>
    <style:style style:name="co15" style:family="table-column">
      <style:table-column-properties fo:break-before="auto" style:column-width="1.769cm"/>
    </style:style>
    <style:style style:name="co16" style:family="table-column">
      <style:table-column-properties fo:break-before="auto" style:column-width="2.559cm"/>
    </style:style>
    <style:style style:name="co17" style:family="table-column">
      <style:table-column-properties fo:break-before="auto" style:column-width="1.85cm"/>
    </style:style>
    <style:style style:name="co18" style:family="table-column">
      <style:table-column-properties fo:break-before="auto" style:column-width="1.90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style:font-name-asian="Droid Sans" style:font-name-complex="Lohit Hindi"/>
    </style:style>
  </office:automatic-styles>
  <office:body>
    <office:spreadsheet>
      <table:table table:name="GROUPINGS" table:style-name="ta1">
        <table:table-column table:style-name="co1" table:number-columns-repeated="5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DB</text:p>
          </table:table-cell>
          <table:table-cell table:style-name="ce1" office:value-type="string">
            <text:p>Case ID</text:p>
          </table:table-cell>
          <table:table-cell table:style-name="ce1" office:value-type="string">
            <text:p>Dataset ID</text:p>
          </table:table-cell>
          <table:table-cell table:style-name="ce1" office:value-type="string">
            <text:p>selected?</text:p>
          </table:table-cell>
          <table:table-cell table:style-name="ce1" office:value-type="string">
            <text:p>FLAIR</text:p>
          </table:table-cell>
          <table:table-cell table:style-name="ce1" office:value-type="string">
            <text:p>FLAIR + T2 (any)</text:p>
          </table:table-cell>
          <table:table-cell table:style-name="ce1" office:value-type="string">
            <text:p>FLAIR + DW1000 + ADC</text:p>
          </table:table-cell>
          <table:table-cell table:style-name="ce1" office:value-type="string">
            <text:p>FLAIR + T1 (any)</text:p>
          </table:table-cell>
          <table:table-cell table:style-name="ce1" office:value-type="string">
            <text:p>FLAIR + T2_SAG_TSE</text:p>
          </table:table-cell>
          <table:table-cell table:style-name="ce1" office:value-type="string">
            <text:p>FLAIR + T1_SAG_TFE</text:p>
          </table:table-cell>
          <table:table-cell/>
          <table:table-cell table:style-name="ce1" office:value-type="string">
            <text:p>Filter by replacing second AND argument</text:p>
          </table:table-cell>
          <table:table-cell/>
        </table:table-row>
        <table:table-row table:style-name="ro1">
          <table:table-cell office:value-type="string">
            <text:p>HEPOKS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SEQUENCES.E2])/1" office:value-type="float" office:value="1">
            <text:p>1</text:p>
          </table:table-cell>
          <table:table-cell table:formula="of:=ROUNDDOWN(SUM([SEQUENCES.E2]; OR([SEQUENCES.I2];[SEQUENCES.J2];[SEQUENCES.K2]))/2)" office:value-type="float" office:value="1">
            <text:p>1</text:p>
          </table:table-cell>
          <table:table-cell table:formula="of:=ROUNDDOWN(SUM([SEQUENCES.E2];[SEQUENCES.D2])/2)" office:value-type="float" office:value="1">
            <text:p>1</text:p>
          </table:table-cell>
          <table:table-cell table:formula="of:=ROUNDDOWN(SUM([SEQUENCES.E2]; OR([SEQUENCES.F2];[SEQUENCES.G2];[SEQUENCES.H2]))/2)" office:value-type="float" office:value="1">
            <text:p>1</text:p>
          </table:table-cell>
          <table:table-cell table:formula="of:=ROUNDDOWN(SUM([SEQUENCES.E2];[SEQUENCES.I2])/2)" office:value-type="float" office:value="1">
            <text:p>1</text:p>
          </table:table-cell>
          <table:table-cell table:formula="of:=ROUNDDOWN(SUM([SEQUENCES.E2];[SEQUENCES.F2])/2)" office:value-type="float" office:value="1">
            <text:p>1</text:p>
          </table:table-cell>
          <table:table-cell/>
          <table:table-cell table:formula="of:=IF(AND([.D2];[.E2]);[.C2];&quot;&quot;)">
            <text:p/>
          </table:table-cell>
          <table:table-cell/>
        </table:table-row>
        <table:table-row table:style-name="ro1">
          <table:table-cell office:value-type="string">
            <text:p>HEPOKS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SEQUENCES.E3])/1" office:value-type="float" office:value="1">
            <text:p>1</text:p>
          </table:table-cell>
          <table:table-cell table:formula="of:=ROUNDDOWN(SUM([SEQUENCES.E3]; OR([SEQUENCES.I3];[SEQUENCES.J3];[SEQUENCES.K3]))/2)" office:value-type="float" office:value="1">
            <text:p>1</text:p>
          </table:table-cell>
          <table:table-cell table:formula="of:=ROUNDDOWN(SUM([SEQUENCES.E3];[SEQUENCES.D3])/2)" office:value-type="float" office:value="1">
            <text:p>1</text:p>
          </table:table-cell>
          <table:table-cell table:formula="of:=ROUNDDOWN(SUM([SEQUENCES.E3]; OR([SEQUENCES.F3];[SEQUENCES.G3];[SEQUENCES.H3]))/2)" office:value-type="float" office:value="1">
            <text:p>1</text:p>
          </table:table-cell>
          <table:table-cell table:formula="of:=ROUNDDOWN(SUM([SEQUENCES.E3];[SEQUENCES.I3])/2)" office:value-type="float" office:value="1">
            <text:p>1</text:p>
          </table:table-cell>
          <table:table-cell table:formula="of:=ROUNDDOWN(SUM([SEQUENCES.E3];[SEQUENCES.F3])/2)" office:value-type="float" office:value="1">
            <text:p>1</text:p>
          </table:table-cell>
          <table:table-cell/>
          <table:table-cell table:formula="of:=IF(AND([.D3];[.E3]);[.C3];&quot;&quot;)">
            <text:p/>
          </table:table-cell>
          <table:table-cell/>
        </table:table-row>
        <table:table-row table:style-name="ro1">
          <table:table-cell office:value-type="string">
            <text:p>HEPOKS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SEQUENCES.E4])/1" office:value-type="float" office:value="1">
            <text:p>1</text:p>
          </table:table-cell>
          <table:table-cell table:formula="of:=ROUNDDOWN(SUM([SEQUENCES.E4]; OR([SEQUENCES.I4];[SEQUENCES.J4];[SEQUENCES.K4]))/2)" office:value-type="float" office:value="1">
            <text:p>1</text:p>
          </table:table-cell>
          <table:table-cell table:formula="of:=ROUNDDOWN(SUM([SEQUENCES.E4];[SEQUENCES.D4])/2)" office:value-type="float" office:value="1">
            <text:p>1</text:p>
          </table:table-cell>
          <table:table-cell table:formula="of:=ROUNDDOWN(SUM([SEQUENCES.E4]; OR([SEQUENCES.F4];[SEQUENCES.G4];[SEQUENCES.H4]))/2)" office:value-type="float" office:value="1">
            <text:p>1</text:p>
          </table:table-cell>
          <table:table-cell table:formula="of:=ROUNDDOWN(SUM([SEQUENCES.E4];[SEQUENCES.I4])/2)" office:value-type="float" office:value="1">
            <text:p>1</text:p>
          </table:table-cell>
          <table:table-cell table:formula="of:=ROUNDDOWN(SUM([SEQUENCES.E4];[SEQUENCES.F4])/2)" office:value-type="float" office:value="1">
            <text:p>1</text:p>
          </table:table-cell>
          <table:table-cell/>
          <table:table-cell table:formula="of:=IF(AND([.D4];[.E4]);[.C4];&quot;&quot;)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HEPOKS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SEQUENCES.E5])/1" office:value-type="float" office:value="1">
            <text:p>1</text:p>
          </table:table-cell>
          <table:table-cell table:formula="of:=ROUNDDOWN(SUM([SEQUENCES.E5]; OR([SEQUENCES.I5];[SEQUENCES.J5];[SEQUENCES.K5]))/2)" office:value-type="float" office:value="0">
            <text:p>0</text:p>
          </table:table-cell>
          <table:table-cell table:formula="of:=ROUNDDOWN(SUM([SEQUENCES.E5];[SEQUENCES.D5])/2)" office:value-type="float" office:value="0">
            <text:p>0</text:p>
          </table:table-cell>
          <table:table-cell table:formula="of:=ROUNDDOWN(SUM([SEQUENCES.E5]; OR([SEQUENCES.F5];[SEQUENCES.G5];[SEQUENCES.H5]))/2)" office:value-type="float" office:value="1">
            <text:p>1</text:p>
          </table:table-cell>
          <table:table-cell table:formula="of:=ROUNDDOWN(SUM([SEQUENCES.E5];[SEQUENCES.I5])/2)" office:value-type="float" office:value="0">
            <text:p>0</text:p>
          </table:table-cell>
          <table:table-cell table:formula="of:=ROUNDDOWN(SUM([SEQUENCES.E5];[SEQUENCES.F5])/2)" office:value-type="float" office:value="1">
            <text:p>1</text:p>
          </table:table-cell>
          <table:table-cell/>
          <table:table-cell table:formula="of:=IF(AND([.D5];[.E5]);[.C5];&quot;&quot;)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HEPOKS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SUM([SEQUENCES.E6])/1" office:value-type="float" office:value="1">
            <text:p>1</text:p>
          </table:table-cell>
          <table:table-cell table:formula="of:=ROUNDDOWN(SUM([SEQUENCES.E6]; OR([SEQUENCES.I6];[SEQUENCES.J6];[SEQUENCES.K6]))/2)" office:value-type="float" office:value="1">
            <text:p>1</text:p>
          </table:table-cell>
          <table:table-cell table:formula="of:=ROUNDDOWN(SUM([SEQUENCES.E6];[SEQUENCES.D6])/2)" office:value-type="float" office:value="1">
            <text:p>1</text:p>
          </table:table-cell>
          <table:table-cell table:formula="of:=ROUNDDOWN(SUM([SEQUENCES.E6]; OR([SEQUENCES.F6];[SEQUENCES.G6];[SEQUENCES.H6]))/2)" office:value-type="float" office:value="1">
            <text:p>1</text:p>
          </table:table-cell>
          <table:table-cell table:formula="of:=ROUNDDOWN(SUM([SEQUENCES.E6];[SEQUENCES.I6])/2)" office:value-type="float" office:value="1">
            <text:p>1</text:p>
          </table:table-cell>
          <table:table-cell table:formula="of:=ROUNDDOWN(SUM([SEQUENCES.E6];[SEQUENCES.F6])/2)" office:value-type="float" office:value="1">
            <text:p>1</text:p>
          </table:table-cell>
          <table:table-cell/>
          <table:table-cell table:formula="of:=IF(AND([.D6];[.E6]);[.C6];&quot;&quot;)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HEPOKS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SEQUENCES.E7])/1" office:value-type="float" office:value="1">
            <text:p>1</text:p>
          </table:table-cell>
          <table:table-cell table:formula="of:=ROUNDDOWN(SUM([SEQUENCES.E7]; OR([SEQUENCES.I7];[SEQUENCES.J7];[SEQUENCES.K7]))/2)" office:value-type="float" office:value="1">
            <text:p>1</text:p>
          </table:table-cell>
          <table:table-cell table:formula="of:=ROUNDDOWN(SUM([SEQUENCES.E7];[SEQUENCES.D7])/2)" office:value-type="float" office:value="0">
            <text:p>0</text:p>
          </table:table-cell>
          <table:table-cell table:formula="of:=ROUNDDOWN(SUM([SEQUENCES.E7]; OR([SEQUENCES.F7];[SEQUENCES.G7];[SEQUENCES.H7]))/2)" office:value-type="float" office:value="1">
            <text:p>1</text:p>
          </table:table-cell>
          <table:table-cell table:formula="of:=ROUNDDOWN(SUM([SEQUENCES.E7];[SEQUENCES.I7])/2)" office:value-type="float" office:value="1">
            <text:p>1</text:p>
          </table:table-cell>
          <table:table-cell table:formula="of:=ROUNDDOWN(SUM([SEQUENCES.E7];[SEQUENCES.F7])/2)" office:value-type="float" office:value="1">
            <text:p>1</text:p>
          </table:table-cell>
          <table:table-cell/>
          <table:table-cell table:formula="of:=IF(AND([.D7];[.E7]);[.C7];&quot;&quot;)"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HEPOKS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SUM([SEQUENCES.E8])/1" office:value-type="float" office:value="1">
            <text:p>1</text:p>
          </table:table-cell>
          <table:table-cell table:formula="of:=ROUNDDOWN(SUM([SEQUENCES.E8]; OR([SEQUENCES.I8];[SEQUENCES.J8];[SEQUENCES.K8]))/2)" office:value-type="float" office:value="1">
            <text:p>1</text:p>
          </table:table-cell>
          <table:table-cell table:formula="of:=ROUNDDOWN(SUM([SEQUENCES.E8];[SEQUENCES.D8])/2)" office:value-type="float" office:value="1">
            <text:p>1</text:p>
          </table:table-cell>
          <table:table-cell table:formula="of:=ROUNDDOWN(SUM([SEQUENCES.E8]; OR([SEQUENCES.F8];[SEQUENCES.G8];[SEQUENCES.H8]))/2)" office:value-type="float" office:value="1">
            <text:p>1</text:p>
          </table:table-cell>
          <table:table-cell table:formula="of:=ROUNDDOWN(SUM([SEQUENCES.E8];[SEQUENCES.I8])/2)" office:value-type="float" office:value="1">
            <text:p>1</text:p>
          </table:table-cell>
          <table:table-cell table:formula="of:=ROUNDDOWN(SUM([SEQUENCES.E8];[SEQUENCES.F8])/2)" office:value-type="float" office:value="1">
            <text:p>1</text:p>
          </table:table-cell>
          <table:table-cell/>
          <table:table-cell table:formula="of:=IF(AND([.D8];[.E8]);[.C8];&quot;&quot;)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HEPOKS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SUM([SEQUENCES.E9])/1" office:value-type="float" office:value="1">
            <text:p>1</text:p>
          </table:table-cell>
          <table:table-cell table:formula="of:=ROUNDDOWN(SUM([SEQUENCES.E9]; OR([SEQUENCES.I9];[SEQUENCES.J9];[SEQUENCES.K9]))/2)" office:value-type="float" office:value="0">
            <text:p>0</text:p>
          </table:table-cell>
          <table:table-cell table:formula="of:=ROUNDDOWN(SUM([SEQUENCES.E9];[SEQUENCES.D9])/2)" office:value-type="float" office:value="0">
            <text:p>0</text:p>
          </table:table-cell>
          <table:table-cell table:formula="of:=ROUNDDOWN(SUM([SEQUENCES.E9]; OR([SEQUENCES.F9];[SEQUENCES.G9];[SEQUENCES.H9]))/2)" office:value-type="float" office:value="1">
            <text:p>1</text:p>
          </table:table-cell>
          <table:table-cell table:formula="of:=ROUNDDOWN(SUM([SEQUENCES.E9];[SEQUENCES.I9])/2)" office:value-type="float" office:value="0">
            <text:p>0</text:p>
          </table:table-cell>
          <table:table-cell table:formula="of:=ROUNDDOWN(SUM([SEQUENCES.E9];[SEQUENCES.F9])/2)" office:value-type="float" office:value="1">
            <text:p>1</text:p>
          </table:table-cell>
          <table:table-cell/>
          <table:table-cell table:formula="of:=IF(AND([.D9];[.E9]);[.C9];&quot;&quot;)"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HEPOKS</text:p>
          </table:table-cell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SUM([SEQUENCES.E10])/1" office:value-type="float" office:value="1">
            <text:p>1</text:p>
          </table:table-cell>
          <table:table-cell table:formula="of:=ROUNDDOWN(SUM([SEQUENCES.E10]; OR([SEQUENCES.I10];[SEQUENCES.J10];[SEQUENCES.K10]))/2)" office:value-type="float" office:value="1">
            <text:p>1</text:p>
          </table:table-cell>
          <table:table-cell table:formula="of:=ROUNDDOWN(SUM([SEQUENCES.E10];[SEQUENCES.D10])/2)" office:value-type="float" office:value="1">
            <text:p>1</text:p>
          </table:table-cell>
          <table:table-cell table:formula="of:=ROUNDDOWN(SUM([SEQUENCES.E10]; OR([SEQUENCES.F10];[SEQUENCES.G10];[SEQUENCES.H10]))/2)" office:value-type="float" office:value="1">
            <text:p>1</text:p>
          </table:table-cell>
          <table:table-cell table:formula="of:=ROUNDDOWN(SUM([SEQUENCES.E10];[SEQUENCES.I10])/2)" office:value-type="float" office:value="1">
            <text:p>1</text:p>
          </table:table-cell>
          <table:table-cell table:formula="of:=ROUNDDOWN(SUM([SEQUENCES.E10];[SEQUENCES.F10])/2)" office:value-type="float" office:value="1">
            <text:p>1</text:p>
          </table:table-cell>
          <table:table-cell/>
          <table:table-cell table:formula="of:=IF(AND([.D10];[.E10]);[.C10];&quot;&quot;)"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HEPOKS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SUM([SEQUENCES.E11])/1" office:value-type="float" office:value="1">
            <text:p>1</text:p>
          </table:table-cell>
          <table:table-cell table:formula="of:=ROUNDDOWN(SUM([SEQUENCES.E11]; OR([SEQUENCES.I11];[SEQUENCES.J11];[SEQUENCES.K11]))/2)" office:value-type="float" office:value="1">
            <text:p>1</text:p>
          </table:table-cell>
          <table:table-cell table:formula="of:=ROUNDDOWN(SUM([SEQUENCES.E11];[SEQUENCES.D11])/2)" office:value-type="float" office:value="1">
            <text:p>1</text:p>
          </table:table-cell>
          <table:table-cell table:formula="of:=ROUNDDOWN(SUM([SEQUENCES.E11]; OR([SEQUENCES.F11];[SEQUENCES.G11];[SEQUENCES.H11]))/2)" office:value-type="float" office:value="1">
            <text:p>1</text:p>
          </table:table-cell>
          <table:table-cell table:formula="of:=ROUNDDOWN(SUM([SEQUENCES.E11];[SEQUENCES.I11])/2)" office:value-type="float" office:value="1">
            <text:p>1</text:p>
          </table:table-cell>
          <table:table-cell table:formula="of:=ROUNDDOWN(SUM([SEQUENCES.E11];[SEQUENCES.F11])/2)" office:value-type="float" office:value="1">
            <text:p>1</text:p>
          </table:table-cell>
          <table:table-cell/>
          <table:table-cell table:formula="of:=IF(AND([.D11];[.E11]);[.C11];&quot;&quot;)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HEPOKS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SUM([SEQUENCES.E12])/1" office:value-type="float" office:value="1">
            <text:p>1</text:p>
          </table:table-cell>
          <table:table-cell table:formula="of:=ROUNDDOWN(SUM([SEQUENCES.E12]; OR([SEQUENCES.I12];[SEQUENCES.J12];[SEQUENCES.K12]))/2)" office:value-type="float" office:value="1">
            <text:p>1</text:p>
          </table:table-cell>
          <table:table-cell table:formula="of:=ROUNDDOWN(SUM([SEQUENCES.E12];[SEQUENCES.D12])/2)" office:value-type="float" office:value="1">
            <text:p>1</text:p>
          </table:table-cell>
          <table:table-cell table:formula="of:=ROUNDDOWN(SUM([SEQUENCES.E12]; OR([SEQUENCES.F12];[SEQUENCES.G12];[SEQUENCES.H12]))/2)" office:value-type="float" office:value="1">
            <text:p>1</text:p>
          </table:table-cell>
          <table:table-cell table:formula="of:=ROUNDDOWN(SUM([SEQUENCES.E12];[SEQUENCES.I12])/2)" office:value-type="float" office:value="1">
            <text:p>1</text:p>
          </table:table-cell>
          <table:table-cell table:formula="of:=ROUNDDOWN(SUM([SEQUENCES.E12];[SEQUENCES.F12])/2)" office:value-type="float" office:value="1">
            <text:p>1</text:p>
          </table:table-cell>
          <table:table-cell/>
          <table:table-cell table:formula="of:=IF(AND([.D12];[.E12]);[.C12];&quot;&quot;)"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HEPOKS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SUM([SEQUENCES.E13])/1" office:value-type="float" office:value="1">
            <text:p>1</text:p>
          </table:table-cell>
          <table:table-cell table:formula="of:=ROUNDDOWN(SUM([SEQUENCES.E13]; OR([SEQUENCES.I13];[SEQUENCES.J13];[SEQUENCES.K13]))/2)" office:value-type="float" office:value="1">
            <text:p>1</text:p>
          </table:table-cell>
          <table:table-cell table:formula="of:=ROUNDDOWN(SUM([SEQUENCES.E13];[SEQUENCES.D13])/2)" office:value-type="float" office:value="1">
            <text:p>1</text:p>
          </table:table-cell>
          <table:table-cell table:formula="of:=ROUNDDOWN(SUM([SEQUENCES.E13]; OR([SEQUENCES.F13];[SEQUENCES.G13];[SEQUENCES.H13]))/2)" office:value-type="float" office:value="1">
            <text:p>1</text:p>
          </table:table-cell>
          <table:table-cell table:formula="of:=ROUNDDOWN(SUM([SEQUENCES.E13];[SEQUENCES.I13])/2)" office:value-type="float" office:value="1">
            <text:p>1</text:p>
          </table:table-cell>
          <table:table-cell table:formula="of:=ROUNDDOWN(SUM([SEQUENCES.E13];[SEQUENCES.F13])/2)" office:value-type="float" office:value="1">
            <text:p>1</text:p>
          </table:table-cell>
          <table:table-cell/>
          <table:table-cell table:formula="of:=IF(AND([.D13];[.E13]);[.C13];&quot;&quot;)"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HEPOKS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SUM([SEQUENCES.E14])/1" office:value-type="float" office:value="1">
            <text:p>1</text:p>
          </table:table-cell>
          <table:table-cell table:formula="of:=ROUNDDOWN(SUM([SEQUENCES.E14]; OR([SEQUENCES.I14];[SEQUENCES.J14];[SEQUENCES.K14]))/2)" office:value-type="float" office:value="1">
            <text:p>1</text:p>
          </table:table-cell>
          <table:table-cell table:formula="of:=ROUNDDOWN(SUM([SEQUENCES.E14];[SEQUENCES.D14])/2)" office:value-type="float" office:value="1">
            <text:p>1</text:p>
          </table:table-cell>
          <table:table-cell table:formula="of:=ROUNDDOWN(SUM([SEQUENCES.E14]; OR([SEQUENCES.F14];[SEQUENCES.G14];[SEQUENCES.H14]))/2)" office:value-type="float" office:value="1">
            <text:p>1</text:p>
          </table:table-cell>
          <table:table-cell table:formula="of:=ROUNDDOWN(SUM([SEQUENCES.E14];[SEQUENCES.I14])/2)" office:value-type="float" office:value="1">
            <text:p>1</text:p>
          </table:table-cell>
          <table:table-cell table:formula="of:=ROUNDDOWN(SUM([SEQUENCES.E14];[SEQUENCES.F14])/2)" office:value-type="float" office:value="1">
            <text:p>1</text:p>
          </table:table-cell>
          <table:table-cell/>
          <table:table-cell table:formula="of:=IF(AND([.D14];[.E14]);[.C14];&quot;&quot;)"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HEPOKS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SUM([SEQUENCES.E15])/1" office:value-type="float" office:value="1">
            <text:p>1</text:p>
          </table:table-cell>
          <table:table-cell table:formula="of:=ROUNDDOWN(SUM([SEQUENCES.E15]; OR([SEQUENCES.I15];[SEQUENCES.J15];[SEQUENCES.K15]))/2)" office:value-type="float" office:value="1">
            <text:p>1</text:p>
          </table:table-cell>
          <table:table-cell table:formula="of:=ROUNDDOWN(SUM([SEQUENCES.E15];[SEQUENCES.D15])/2)" office:value-type="float" office:value="1">
            <text:p>1</text:p>
          </table:table-cell>
          <table:table-cell table:formula="of:=ROUNDDOWN(SUM([SEQUENCES.E15]; OR([SEQUENCES.F15];[SEQUENCES.G15];[SEQUENCES.H15]))/2)" office:value-type="float" office:value="1">
            <text:p>1</text:p>
          </table:table-cell>
          <table:table-cell table:formula="of:=ROUNDDOWN(SUM([SEQUENCES.E15];[SEQUENCES.I15])/2)" office:value-type="float" office:value="1">
            <text:p>1</text:p>
          </table:table-cell>
          <table:table-cell table:formula="of:=ROUNDDOWN(SUM([SEQUENCES.E15];[SEQUENCES.F15])/2)" office:value-type="float" office:value="1">
            <text:p>1</text:p>
          </table:table-cell>
          <table:table-cell/>
          <table:table-cell table:formula="of:=IF(AND([.D15];[.E15]);[.C15];&quot;&quot;)">
            <text:p/>
          </table:table-cell>
          <table:table-cell/>
        </table:table-row>
        <table:table-row table:style-name="ro1">
          <table:table-cell office:value-type="string">
            <text:p>HEPOKS</text:p>
          </table:table-cell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SUM([SEQUENCES.E16])/1" office:value-type="float" office:value="1">
            <text:p>1</text:p>
          </table:table-cell>
          <table:table-cell table:formula="of:=ROUNDDOWN(SUM([SEQUENCES.E16]; OR([SEQUENCES.I16];[SEQUENCES.J16];[SEQUENCES.K16]))/2)" office:value-type="float" office:value="1">
            <text:p>1</text:p>
          </table:table-cell>
          <table:table-cell table:formula="of:=ROUNDDOWN(SUM([SEQUENCES.E16];[SEQUENCES.D16])/2)" office:value-type="float" office:value="1">
            <text:p>1</text:p>
          </table:table-cell>
          <table:table-cell table:formula="of:=ROUNDDOWN(SUM([SEQUENCES.E16]; OR([SEQUENCES.F16];[SEQUENCES.G16];[SEQUENCES.H16]))/2)" office:value-type="float" office:value="1">
            <text:p>1</text:p>
          </table:table-cell>
          <table:table-cell table:formula="of:=ROUNDDOWN(SUM([SEQUENCES.E16];[SEQUENCES.I16])/2)" office:value-type="float" office:value="1">
            <text:p>1</text:p>
          </table:table-cell>
          <table:table-cell table:formula="of:=ROUNDDOWN(SUM([SEQUENCES.E16];[SEQUENCES.F16])/2)" office:value-type="float" office:value="1">
            <text:p>1</text:p>
          </table:table-cell>
          <table:table-cell/>
          <table:table-cell table:formula="of:=IF(AND([.D16];[.E16]);[.C16];&quot;&quot;)"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HEPOKS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SUM([SEQUENCES.E17])/1" office:value-type="float" office:value="1">
            <text:p>1</text:p>
          </table:table-cell>
          <table:table-cell table:formula="of:=ROUNDDOWN(SUM([SEQUENCES.E17]; OR([SEQUENCES.I17];[SEQUENCES.J17];[SEQUENCES.K17]))/2)" office:value-type="float" office:value="1">
            <text:p>1</text:p>
          </table:table-cell>
          <table:table-cell table:formula="of:=ROUNDDOWN(SUM([SEQUENCES.E17];[SEQUENCES.D17])/2)" office:value-type="float" office:value="1">
            <text:p>1</text:p>
          </table:table-cell>
          <table:table-cell table:formula="of:=ROUNDDOWN(SUM([SEQUENCES.E17]; OR([SEQUENCES.F17];[SEQUENCES.G17];[SEQUENCES.H17]))/2)" office:value-type="float" office:value="1">
            <text:p>1</text:p>
          </table:table-cell>
          <table:table-cell table:formula="of:=ROUNDDOWN(SUM([SEQUENCES.E17];[SEQUENCES.I17])/2)" office:value-type="float" office:value="1">
            <text:p>1</text:p>
          </table:table-cell>
          <table:table-cell table:formula="of:=ROUNDDOWN(SUM([SEQUENCES.E17];[SEQUENCES.F17])/2)" office:value-type="float" office:value="1">
            <text:p>1</text:p>
          </table:table-cell>
          <table:table-cell/>
          <table:table-cell table:formula="of:=IF(AND([.D17];[.E17]);[.C17];&quot;&quot;)">
            <text:p/>
          </table:table-cell>
          <table:table-cell/>
        </table:table-row>
        <table:table-row table:style-name="ro1">
          <table:table-cell office:value-type="string">
            <text:p>HEPOKS</text:p>
          </table:table-cell>
          <table:table-cell table:number-columns-repeated="2"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SUM([SEQUENCES.E18])/1" office:value-type="float" office:value="1">
            <text:p>1</text:p>
          </table:table-cell>
          <table:table-cell table:formula="of:=ROUNDDOWN(SUM([SEQUENCES.E18]; OR([SEQUENCES.I18];[SEQUENCES.J18];[SEQUENCES.K18]))/2)" office:value-type="float" office:value="1">
            <text:p>1</text:p>
          </table:table-cell>
          <table:table-cell table:formula="of:=ROUNDDOWN(SUM([SEQUENCES.E18];[SEQUENCES.D18])/2)" office:value-type="float" office:value="1">
            <text:p>1</text:p>
          </table:table-cell>
          <table:table-cell table:formula="of:=ROUNDDOWN(SUM([SEQUENCES.E18]; OR([SEQUENCES.F18];[SEQUENCES.G18];[SEQUENCES.H18]))/2)" office:value-type="float" office:value="1">
            <text:p>1</text:p>
          </table:table-cell>
          <table:table-cell table:formula="of:=ROUNDDOWN(SUM([SEQUENCES.E18];[SEQUENCES.I18])/2)" office:value-type="float" office:value="1">
            <text:p>1</text:p>
          </table:table-cell>
          <table:table-cell table:formula="of:=ROUNDDOWN(SUM([SEQUENCES.E18];[SEQUENCES.F18])/2)" office:value-type="float" office:value="1">
            <text:p>1</text:p>
          </table:table-cell>
          <table:table-cell/>
          <table:table-cell table:formula="of:=IF(AND([.D18];[.E18]);[.C18];&quot;&quot;)" office:value-type="float" office:value="17">
            <text:p>17</text:p>
          </table:table-cell>
          <table:table-cell/>
        </table:table-row>
        <table:table-row table:style-name="ro1">
          <table:table-cell office:value-type="string">
            <text:p>HEPOKS</text:p>
          </table:table-cell>
          <table:table-cell table:number-columns-repeated="2"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SUM([SEQUENCES.E19])/1" office:value-type="float" office:value="1">
            <text:p>1</text:p>
          </table:table-cell>
          <table:table-cell table:formula="of:=ROUNDDOWN(SUM([SEQUENCES.E19]; OR([SEQUENCES.I19];[SEQUENCES.J19];[SEQUENCES.K19]))/2)" office:value-type="float" office:value="1">
            <text:p>1</text:p>
          </table:table-cell>
          <table:table-cell table:formula="of:=ROUNDDOWN(SUM([SEQUENCES.E19];[SEQUENCES.D19])/2)" office:value-type="float" office:value="1">
            <text:p>1</text:p>
          </table:table-cell>
          <table:table-cell table:formula="of:=ROUNDDOWN(SUM([SEQUENCES.E19]; OR([SEQUENCES.F19];[SEQUENCES.G19];[SEQUENCES.H19]))/2)" office:value-type="float" office:value="1">
            <text:p>1</text:p>
          </table:table-cell>
          <table:table-cell table:formula="of:=ROUNDDOWN(SUM([SEQUENCES.E19];[SEQUENCES.I19])/2)" office:value-type="float" office:value="1">
            <text:p>1</text:p>
          </table:table-cell>
          <table:table-cell table:formula="of:=ROUNDDOWN(SUM([SEQUENCES.E19];[SEQUENCES.F19])/2)" office:value-type="float" office:value="1">
            <text:p>1</text:p>
          </table:table-cell>
          <table:table-cell/>
          <table:table-cell table:formula="of:=IF(AND([.D19];[.E19]);[.C19];&quot;&quot;)"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HEPOKS</text:p>
          </table:table-cell>
          <table:table-cell table:number-columns-repeated="2"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SUM([SEQUENCES.E20])/1" office:value-type="float" office:value="1">
            <text:p>1</text:p>
          </table:table-cell>
          <table:table-cell table:formula="of:=ROUNDDOWN(SUM([SEQUENCES.E20]; OR([SEQUENCES.I20];[SEQUENCES.J20];[SEQUENCES.K20]))/2)" office:value-type="float" office:value="1">
            <text:p>1</text:p>
          </table:table-cell>
          <table:table-cell table:formula="of:=ROUNDDOWN(SUM([SEQUENCES.E20];[SEQUENCES.D20])/2)" office:value-type="float" office:value="0">
            <text:p>0</text:p>
          </table:table-cell>
          <table:table-cell table:formula="of:=ROUNDDOWN(SUM([SEQUENCES.E20]; OR([SEQUENCES.F20];[SEQUENCES.G20];[SEQUENCES.H20]))/2)" office:value-type="float" office:value="1">
            <text:p>1</text:p>
          </table:table-cell>
          <table:table-cell table:formula="of:=ROUNDDOWN(SUM([SEQUENCES.E20];[SEQUENCES.I20])/2)" office:value-type="float" office:value="1">
            <text:p>1</text:p>
          </table:table-cell>
          <table:table-cell table:formula="of:=ROUNDDOWN(SUM([SEQUENCES.E20];[SEQUENCES.F20])/2)" office:value-type="float" office:value="0">
            <text:p>0</text:p>
          </table:table-cell>
          <table:table-cell/>
          <table:table-cell table:formula="of:=IF(AND([.D20];[.E20]);[.C20];&quot;&quot;)"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HEPOKS</text:p>
          </table:table-cell>
          <table:table-cell table:number-columns-repeated="2"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SUM([SEQUENCES.E21])/1" office:value-type="float" office:value="1">
            <text:p>1</text:p>
          </table:table-cell>
          <table:table-cell table:formula="of:=ROUNDDOWN(SUM([SEQUENCES.E21]; OR([SEQUENCES.I21];[SEQUENCES.J21];[SEQUENCES.K21]))/2)" office:value-type="float" office:value="1">
            <text:p>1</text:p>
          </table:table-cell>
          <table:table-cell table:formula="of:=ROUNDDOWN(SUM([SEQUENCES.E21];[SEQUENCES.D21])/2)" office:value-type="float" office:value="0">
            <text:p>0</text:p>
          </table:table-cell>
          <table:table-cell table:formula="of:=ROUNDDOWN(SUM([SEQUENCES.E21]; OR([SEQUENCES.F21];[SEQUENCES.G21];[SEQUENCES.H21]))/2)" office:value-type="float" office:value="1">
            <text:p>1</text:p>
          </table:table-cell>
          <table:table-cell table:formula="of:=ROUNDDOWN(SUM([SEQUENCES.E21];[SEQUENCES.I21])/2)" office:value-type="float" office:value="1">
            <text:p>1</text:p>
          </table:table-cell>
          <table:table-cell table:formula="of:=ROUNDDOWN(SUM([SEQUENCES.E21];[SEQUENCES.F21])/2)" office:value-type="float" office:value="1">
            <text:p>1</text:p>
          </table:table-cell>
          <table:table-cell/>
          <table:table-cell table:formula="of:=IF(AND([.D21];[.E21]);[.C21];&quot;&quot;)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HEPOKS</text:p>
          </table:table-cell>
          <table:table-cell table:number-columns-repeated="2"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SUM([SEQUENCES.E22])/1" office:value-type="float" office:value="1">
            <text:p>1</text:p>
          </table:table-cell>
          <table:table-cell table:formula="of:=ROUNDDOWN(SUM([SEQUENCES.E22]; OR([SEQUENCES.I22];[SEQUENCES.J22];[SEQUENCES.K22]))/2)" office:value-type="float" office:value="1">
            <text:p>1</text:p>
          </table:table-cell>
          <table:table-cell table:formula="of:=ROUNDDOWN(SUM([SEQUENCES.E22];[SEQUENCES.D22])/2)" office:value-type="float" office:value="0">
            <text:p>0</text:p>
          </table:table-cell>
          <table:table-cell table:formula="of:=ROUNDDOWN(SUM([SEQUENCES.E22]; OR([SEQUENCES.F22];[SEQUENCES.G22];[SEQUENCES.H22]))/2)" office:value-type="float" office:value="1">
            <text:p>1</text:p>
          </table:table-cell>
          <table:table-cell table:formula="of:=ROUNDDOWN(SUM([SEQUENCES.E22];[SEQUENCES.I22])/2)" office:value-type="float" office:value="1">
            <text:p>1</text:p>
          </table:table-cell>
          <table:table-cell table:formula="of:=ROUNDDOWN(SUM([SEQUENCES.E22];[SEQUENCES.F22])/2)" office:value-type="float" office:value="1">
            <text:p>1</text:p>
          </table:table-cell>
          <table:table-cell/>
          <table:table-cell table:formula="of:=IF(AND([.D22];[.E22]);[.C22];&quot;&quot;)"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HEPOKS</text:p>
          </table:table-cell>
          <table:table-cell table:number-columns-repeated="2"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SUM([SEQUENCES.E23])/1" office:value-type="float" office:value="1">
            <text:p>1</text:p>
          </table:table-cell>
          <table:table-cell table:formula="of:=ROUNDDOWN(SUM([SEQUENCES.E23]; OR([SEQUENCES.I23];[SEQUENCES.J23];[SEQUENCES.K23]))/2)" office:value-type="float" office:value="1">
            <text:p>1</text:p>
          </table:table-cell>
          <table:table-cell table:formula="of:=ROUNDDOWN(SUM([SEQUENCES.E23];[SEQUENCES.D23])/2)" office:value-type="float" office:value="1">
            <text:p>1</text:p>
          </table:table-cell>
          <table:table-cell table:formula="of:=ROUNDDOWN(SUM([SEQUENCES.E23]; OR([SEQUENCES.F23];[SEQUENCES.G23];[SEQUENCES.H23]))/2)" office:value-type="float" office:value="1">
            <text:p>1</text:p>
          </table:table-cell>
          <table:table-cell table:formula="of:=ROUNDDOWN(SUM([SEQUENCES.E23];[SEQUENCES.I23])/2)" office:value-type="float" office:value="1">
            <text:p>1</text:p>
          </table:table-cell>
          <table:table-cell table:formula="of:=ROUNDDOWN(SUM([SEQUENCES.E23];[SEQUENCES.F23])/2)" office:value-type="float" office:value="1">
            <text:p>1</text:p>
          </table:table-cell>
          <table:table-cell/>
          <table:table-cell table:formula="of:=IF(AND([.D23];[.E23]);[.C23];&quot;&quot;)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HEPOKS</text:p>
          </table:table-cell>
          <table:table-cell table:number-columns-repeated="2"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SUM([SEQUENCES.E24])/1" office:value-type="float" office:value="1">
            <text:p>1</text:p>
          </table:table-cell>
          <table:table-cell table:formula="of:=ROUNDDOWN(SUM([SEQUENCES.E24]; OR([SEQUENCES.I24];[SEQUENCES.J24];[SEQUENCES.K24]))/2)" office:value-type="float" office:value="1">
            <text:p>1</text:p>
          </table:table-cell>
          <table:table-cell table:formula="of:=ROUNDDOWN(SUM([SEQUENCES.E24];[SEQUENCES.D24])/2)" office:value-type="float" office:value="1">
            <text:p>1</text:p>
          </table:table-cell>
          <table:table-cell table:formula="of:=ROUNDDOWN(SUM([SEQUENCES.E24]; OR([SEQUENCES.F24];[SEQUENCES.G24];[SEQUENCES.H24]))/2)" office:value-type="float" office:value="1">
            <text:p>1</text:p>
          </table:table-cell>
          <table:table-cell table:formula="of:=ROUNDDOWN(SUM([SEQUENCES.E24];[SEQUENCES.I24])/2)" office:value-type="float" office:value="1">
            <text:p>1</text:p>
          </table:table-cell>
          <table:table-cell table:formula="of:=ROUNDDOWN(SUM([SEQUENCES.E24];[SEQUENCES.F24])/2)" office:value-type="float" office:value="1">
            <text:p>1</text:p>
          </table:table-cell>
          <table:table-cell/>
          <table:table-cell table:formula="of:=IF(AND([.D24];[.E24]);[.C24];&quot;&quot;)"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HEPOKS</text:p>
          </table:table-cell>
          <table:table-cell table:number-columns-repeated="2" office:value-type="float" office:value="24">
            <text:p>24</text:p>
          </table:table-cell>
          <table:table-cell office:value-type="float" office:value="0">
            <text:p>0</text:p>
          </table:table-cell>
          <table:table-cell table:formula="of:=SUM([SEQUENCES.E25])/1" office:value-type="float" office:value="0">
            <text:p>0</text:p>
          </table:table-cell>
          <table:table-cell table:formula="of:=ROUNDDOWN(SUM([SEQUENCES.E25]; OR([SEQUENCES.I25];[SEQUENCES.J25];[SEQUENCES.K25]))/2)" office:value-type="float" office:value="0">
            <text:p>0</text:p>
          </table:table-cell>
          <table:table-cell table:formula="of:=ROUNDDOWN(SUM([SEQUENCES.E25];[SEQUENCES.D25])/2)" office:value-type="float" office:value="0">
            <text:p>0</text:p>
          </table:table-cell>
          <table:table-cell table:formula="of:=ROUNDDOWN(SUM([SEQUENCES.E25]; OR([SEQUENCES.F25];[SEQUENCES.G25];[SEQUENCES.H25]))/2)" office:value-type="float" office:value="0">
            <text:p>0</text:p>
          </table:table-cell>
          <table:table-cell table:formula="of:=ROUNDDOWN(SUM([SEQUENCES.E25];[SEQUENCES.I25])/2)" office:value-type="float" office:value="0">
            <text:p>0</text:p>
          </table:table-cell>
          <table:table-cell table:formula="of:=ROUNDDOWN(SUM([SEQUENCES.E25];[SEQUENCES.F25])/2)" office:value-type="float" office:value="0">
            <text:p>0</text:p>
          </table:table-cell>
          <table:table-cell/>
          <table:table-cell table:formula="of:=IF(AND([.D25];[.E25]);[.C25];&quot;&quot;)">
            <text:p/>
          </table:table-cell>
          <table:table-cell/>
        </table:table-row>
        <table:table-row table:style-name="ro1">
          <table:table-cell office:value-type="string">
            <text:p>HEPOKS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SUM([SEQUENCES.E26])/1" office:value-type="float" office:value="1">
            <text:p>1</text:p>
          </table:table-cell>
          <table:table-cell table:formula="of:=ROUNDDOWN(SUM([SEQUENCES.E26]; OR([SEQUENCES.I26];[SEQUENCES.J26];[SEQUENCES.K26]))/2)" office:value-type="float" office:value="1">
            <text:p>1</text:p>
          </table:table-cell>
          <table:table-cell table:formula="of:=ROUNDDOWN(SUM([SEQUENCES.E26];[SEQUENCES.D26])/2)" office:value-type="float" office:value="1">
            <text:p>1</text:p>
          </table:table-cell>
          <table:table-cell table:formula="of:=ROUNDDOWN(SUM([SEQUENCES.E26]; OR([SEQUENCES.F26];[SEQUENCES.G26];[SEQUENCES.H26]))/2)" office:value-type="float" office:value="1">
            <text:p>1</text:p>
          </table:table-cell>
          <table:table-cell table:formula="of:=ROUNDDOWN(SUM([SEQUENCES.E26];[SEQUENCES.I26])/2)" office:value-type="float" office:value="1">
            <text:p>1</text:p>
          </table:table-cell>
          <table:table-cell table:formula="of:=ROUNDDOWN(SUM([SEQUENCES.E26];[SEQUENCES.F26])/2)" office:value-type="float" office:value="1">
            <text:p>1</text:p>
          </table:table-cell>
          <table:table-cell/>
          <table:table-cell table:formula="of:=IF(AND([.D26];[.E26]);[.C26];&quot;&quot;)" office:value-type="float" office:value="25">
            <text:p>25</text:p>
          </table:table-cell>
          <table:table-cell/>
        </table:table-row>
        <table:table-row table:style-name="ro1">
          <table:table-cell office:value-type="string">
            <text:p>HEPOKS</text:p>
          </table:table-cell>
          <table:table-cell table:number-columns-repeated="2"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SUM([SEQUENCES.E27])/1" office:value-type="float" office:value="1">
            <text:p>1</text:p>
          </table:table-cell>
          <table:table-cell table:formula="of:=ROUNDDOWN(SUM([SEQUENCES.E27]; OR([SEQUENCES.I27];[SEQUENCES.J27];[SEQUENCES.K27]))/2)" office:value-type="float" office:value="1">
            <text:p>1</text:p>
          </table:table-cell>
          <table:table-cell table:formula="of:=ROUNDDOWN(SUM([SEQUENCES.E27];[SEQUENCES.D27])/2)" office:value-type="float" office:value="1">
            <text:p>1</text:p>
          </table:table-cell>
          <table:table-cell table:formula="of:=ROUNDDOWN(SUM([SEQUENCES.E27]; OR([SEQUENCES.F27];[SEQUENCES.G27];[SEQUENCES.H27]))/2)" office:value-type="float" office:value="1">
            <text:p>1</text:p>
          </table:table-cell>
          <table:table-cell table:formula="of:=ROUNDDOWN(SUM([SEQUENCES.E27];[SEQUENCES.I27])/2)" office:value-type="float" office:value="1">
            <text:p>1</text:p>
          </table:table-cell>
          <table:table-cell table:formula="of:=ROUNDDOWN(SUM([SEQUENCES.E27];[SEQUENCES.F27])/2)" office:value-type="float" office:value="1">
            <text:p>1</text:p>
          </table:table-cell>
          <table:table-cell/>
          <table:table-cell table:formula="of:=IF(AND([.D27];[.E27]);[.C27];&quot;&quot;)"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HEPOKS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table:formula="of:=SUM([SEQUENCES.E28])/1" office:value-type="float" office:value="1">
            <text:p>1</text:p>
          </table:table-cell>
          <table:table-cell table:formula="of:=ROUNDDOWN(SUM([SEQUENCES.E28]; OR([SEQUENCES.I28];[SEQUENCES.J28];[SEQUENCES.K28]))/2)" office:value-type="float" office:value="1">
            <text:p>1</text:p>
          </table:table-cell>
          <table:table-cell table:formula="of:=ROUNDDOWN(SUM([SEQUENCES.E28];[SEQUENCES.D28])/2)" office:value-type="float" office:value="1">
            <text:p>1</text:p>
          </table:table-cell>
          <table:table-cell table:formula="of:=ROUNDDOWN(SUM([SEQUENCES.E28]; OR([SEQUENCES.F28];[SEQUENCES.G28];[SEQUENCES.H28]))/2)" office:value-type="float" office:value="1">
            <text:p>1</text:p>
          </table:table-cell>
          <table:table-cell table:formula="of:=ROUNDDOWN(SUM([SEQUENCES.E28];[SEQUENCES.I28])/2)" office:value-type="float" office:value="1">
            <text:p>1</text:p>
          </table:table-cell>
          <table:table-cell table:formula="of:=ROUNDDOWN(SUM([SEQUENCES.E28];[SEQUENCES.F28])/2)" office:value-type="float" office:value="1">
            <text:p>1</text:p>
          </table:table-cell>
          <table:table-cell/>
          <table:table-cell table:formula="of:=IF(AND([.D28];[.E28]);[.C28];&quot;&quot;)">
            <text:p/>
          </table:table-cell>
          <table:table-cell/>
        </table:table-row>
        <table:table-row table:style-name="ro1">
          <table:table-cell office:value-type="string">
            <text:p>HEPOKS</text:p>
          </table:table-cell>
          <table:table-cell table:number-columns-repeated="2"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SUM([SEQUENCES.E29])/1" office:value-type="float" office:value="1">
            <text:p>1</text:p>
          </table:table-cell>
          <table:table-cell table:formula="of:=ROUNDDOWN(SUM([SEQUENCES.E29]; OR([SEQUENCES.I29];[SEQUENCES.J29];[SEQUENCES.K29]))/2)" office:value-type="float" office:value="0">
            <text:p>0</text:p>
          </table:table-cell>
          <table:table-cell table:formula="of:=ROUNDDOWN(SUM([SEQUENCES.E29];[SEQUENCES.D29])/2)" office:value-type="float" office:value="0">
            <text:p>0</text:p>
          </table:table-cell>
          <table:table-cell table:formula="of:=ROUNDDOWN(SUM([SEQUENCES.E29]; OR([SEQUENCES.F29];[SEQUENCES.G29];[SEQUENCES.H29]))/2)" office:value-type="float" office:value="1">
            <text:p>1</text:p>
          </table:table-cell>
          <table:table-cell table:formula="of:=ROUNDDOWN(SUM([SEQUENCES.E29];[SEQUENCES.I29])/2)" office:value-type="float" office:value="0">
            <text:p>0</text:p>
          </table:table-cell>
          <table:table-cell table:formula="of:=ROUNDDOWN(SUM([SEQUENCES.E29];[SEQUENCES.F29])/2)" office:value-type="float" office:value="1">
            <text:p>1</text:p>
          </table:table-cell>
          <table:table-cell/>
          <table:table-cell table:formula="of:=IF(AND([.D29];[.E29]);[.C29];&quot;&quot;)" office:value-type="float" office:value="28">
            <text:p>28</text:p>
          </table:table-cell>
          <table:table-cell/>
        </table:table-row>
        <table:table-row table:style-name="ro1">
          <table:table-cell office:value-type="string">
            <text:p>HEPOKS</text:p>
          </table:table-cell>
          <table:table-cell table:number-columns-repeated="2"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SUM([SEQUENCES.E30])/1" office:value-type="float" office:value="1">
            <text:p>1</text:p>
          </table:table-cell>
          <table:table-cell table:formula="of:=ROUNDDOWN(SUM([SEQUENCES.E30]; OR([SEQUENCES.I30];[SEQUENCES.J30];[SEQUENCES.K30]))/2)" office:value-type="float" office:value="1">
            <text:p>1</text:p>
          </table:table-cell>
          <table:table-cell table:formula="of:=ROUNDDOWN(SUM([SEQUENCES.E30];[SEQUENCES.D30])/2)" office:value-type="float" office:value="0">
            <text:p>0</text:p>
          </table:table-cell>
          <table:table-cell table:formula="of:=ROUNDDOWN(SUM([SEQUENCES.E30]; OR([SEQUENCES.F30];[SEQUENCES.G30];[SEQUENCES.H30]))/2)" office:value-type="float" office:value="1">
            <text:p>1</text:p>
          </table:table-cell>
          <table:table-cell table:formula="of:=ROUNDDOWN(SUM([SEQUENCES.E30];[SEQUENCES.I30])/2)" office:value-type="float" office:value="1">
            <text:p>1</text:p>
          </table:table-cell>
          <table:table-cell table:formula="of:=ROUNDDOWN(SUM([SEQUENCES.E30];[SEQUENCES.F30])/2)" office:value-type="float" office:value="1">
            <text:p>1</text:p>
          </table:table-cell>
          <table:table-cell/>
          <table:table-cell table:formula="of:=IF(AND([.D30];[.E30]);[.C30];&quot;&quot;)" office:value-type="float" office:value="29">
            <text:p>29</text:p>
          </table:table-cell>
          <table:table-cell/>
        </table:table-row>
        <table:table-row table:style-name="ro1">
          <table:table-cell office:value-type="string">
            <text:p>JGABLENTZ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SUM([SEQUENCES.E31])/1" office:value-type="float" office:value="1">
            <text:p>1</text:p>
          </table:table-cell>
          <table:table-cell table:formula="of:=ROUNDDOWN(SUM([SEQUENCES.E31]; OR([SEQUENCES.I31];[SEQUENCES.J31];[SEQUENCES.K31]))/2)" office:value-type="float" office:value="1">
            <text:p>1</text:p>
          </table:table-cell>
          <table:table-cell table:formula="of:=ROUNDDOWN(SUM([SEQUENCES.E31];[SEQUENCES.D31])/2)" office:value-type="float" office:value="0">
            <text:p>0</text:p>
          </table:table-cell>
          <table:table-cell table:formula="of:=ROUNDDOWN(SUM([SEQUENCES.E31]; OR([SEQUENCES.F31];[SEQUENCES.G31];[SEQUENCES.H31]))/2)" office:value-type="float" office:value="1">
            <text:p>1</text:p>
          </table:table-cell>
          <table:table-cell table:formula="of:=ROUNDDOWN(SUM([SEQUENCES.E31];[SEQUENCES.I31])/2)" office:value-type="float" office:value="1">
            <text:p>1</text:p>
          </table:table-cell>
          <table:table-cell table:formula="of:=ROUNDDOWN(SUM([SEQUENCES.E31];[SEQUENCES.F31])/2)" office:value-type="float" office:value="0">
            <text:p>0</text:p>
          </table:table-cell>
          <table:table-cell/>
          <table:table-cell table:formula="of:=IF(AND([.D31];[.E31]);[.C31];&quot;&quot;)"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JGABLENTZ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SUM([SEQUENCES.E32])/1" office:value-type="float" office:value="1">
            <text:p>1</text:p>
          </table:table-cell>
          <table:table-cell table:formula="of:=ROUNDDOWN(SUM([SEQUENCES.E32]; OR([SEQUENCES.I32];[SEQUENCES.J32];[SEQUENCES.K32]))/2)" office:value-type="float" office:value="0">
            <text:p>0</text:p>
          </table:table-cell>
          <table:table-cell table:formula="of:=ROUNDDOWN(SUM([SEQUENCES.E32];[SEQUENCES.D32])/2)" office:value-type="float" office:value="1">
            <text:p>1</text:p>
          </table:table-cell>
          <table:table-cell table:formula="of:=ROUNDDOWN(SUM([SEQUENCES.E32]; OR([SEQUENCES.F32];[SEQUENCES.G32];[SEQUENCES.H32]))/2)" office:value-type="float" office:value="1">
            <text:p>1</text:p>
          </table:table-cell>
          <table:table-cell table:formula="of:=ROUNDDOWN(SUM([SEQUENCES.E32];[SEQUENCES.I32])/2)" office:value-type="float" office:value="0">
            <text:p>0</text:p>
          </table:table-cell>
          <table:table-cell table:formula="of:=ROUNDDOWN(SUM([SEQUENCES.E32];[SEQUENCES.F32])/2)" office:value-type="float" office:value="0">
            <text:p>0</text:p>
          </table:table-cell>
          <table:table-cell/>
          <table:table-cell table:formula="of:=IF(AND([.D32];[.E32]);[.C32];&quot;&quot;)" office:value-type="float" office:value="31">
            <text:p>31</text:p>
          </table:table-cell>
          <table:table-cell/>
        </table:table-row>
        <table:table-row table:style-name="ro1">
          <table:table-cell office:value-type="string">
            <text:p>JGABLENTZ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SUM([SEQUENCES.E33])/1" office:value-type="float" office:value="1">
            <text:p>1</text:p>
          </table:table-cell>
          <table:table-cell table:formula="of:=ROUNDDOWN(SUM([SEQUENCES.E33]; OR([SEQUENCES.I33];[SEQUENCES.J33];[SEQUENCES.K33]))/2)" office:value-type="float" office:value="1">
            <text:p>1</text:p>
          </table:table-cell>
          <table:table-cell table:formula="of:=ROUNDDOWN(SUM([SEQUENCES.E33];[SEQUENCES.D33])/2)" office:value-type="float" office:value="1">
            <text:p>1</text:p>
          </table:table-cell>
          <table:table-cell table:formula="of:=ROUNDDOWN(SUM([SEQUENCES.E33]; OR([SEQUENCES.F33];[SEQUENCES.G33];[SEQUENCES.H33]))/2)" office:value-type="float" office:value="1">
            <text:p>1</text:p>
          </table:table-cell>
          <table:table-cell table:formula="of:=ROUNDDOWN(SUM([SEQUENCES.E33];[SEQUENCES.I33])/2)" office:value-type="float" office:value="1">
            <text:p>1</text:p>
          </table:table-cell>
          <table:table-cell table:formula="of:=ROUNDDOWN(SUM([SEQUENCES.E33];[SEQUENCES.F33])/2)" office:value-type="float" office:value="0">
            <text:p>0</text:p>
          </table:table-cell>
          <table:table-cell/>
          <table:table-cell table:formula="of:=IF(AND([.D33];[.E33]);[.C33];&quot;&quot;)" office:value-type="float" office:value="32">
            <text:p>32</text:p>
          </table:table-cell>
          <table:table-cell/>
        </table:table-row>
        <table:table-row table:style-name="ro1">
          <table:table-cell office:value-type="string">
            <text:p>JGABLENTZ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SUM([SEQUENCES.E34])/1" office:value-type="float" office:value="1">
            <text:p>1</text:p>
          </table:table-cell>
          <table:table-cell table:formula="of:=ROUNDDOWN(SUM([SEQUENCES.E34]; OR([SEQUENCES.I34];[SEQUENCES.J34];[SEQUENCES.K34]))/2)" office:value-type="float" office:value="1">
            <text:p>1</text:p>
          </table:table-cell>
          <table:table-cell table:formula="of:=ROUNDDOWN(SUM([SEQUENCES.E34];[SEQUENCES.D34])/2)" office:value-type="float" office:value="1">
            <text:p>1</text:p>
          </table:table-cell>
          <table:table-cell table:formula="of:=ROUNDDOWN(SUM([SEQUENCES.E34]; OR([SEQUENCES.F34];[SEQUENCES.G34];[SEQUENCES.H34]))/2)" office:value-type="float" office:value="1">
            <text:p>1</text:p>
          </table:table-cell>
          <table:table-cell table:formula="of:=ROUNDDOWN(SUM([SEQUENCES.E34];[SEQUENCES.I34])/2)" office:value-type="float" office:value="1">
            <text:p>1</text:p>
          </table:table-cell>
          <table:table-cell table:formula="of:=ROUNDDOWN(SUM([SEQUENCES.E34];[SEQUENCES.F34])/2)" office:value-type="float" office:value="0">
            <text:p>0</text:p>
          </table:table-cell>
          <table:table-cell/>
          <table:table-cell table:formula="of:=IF(AND([.D34];[.E34]);[.C34];&quot;&quot;)" office:value-type="float" office:value="33">
            <text:p>33</text:p>
          </table:table-cell>
          <table:table-cell/>
        </table:table-row>
        <table:table-row table:style-name="ro1">
          <table:table-cell office:value-type="string">
            <text:p>JGABLENTZ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formula="of:=SUM([SEQUENCES.E35])/1" office:value-type="float" office:value="1">
            <text:p>1</text:p>
          </table:table-cell>
          <table:table-cell table:formula="of:=ROUNDDOWN(SUM([SEQUENCES.E35]; OR([SEQUENCES.I35];[SEQUENCES.J35];[SEQUENCES.K35]))/2)" office:value-type="float" office:value="1">
            <text:p>1</text:p>
          </table:table-cell>
          <table:table-cell table:formula="of:=ROUNDDOWN(SUM([SEQUENCES.E35];[SEQUENCES.D35])/2)" office:value-type="float" office:value="1">
            <text:p>1</text:p>
          </table:table-cell>
          <table:table-cell table:formula="of:=ROUNDDOWN(SUM([SEQUENCES.E35]; OR([SEQUENCES.F35];[SEQUENCES.G35];[SEQUENCES.H35]))/2)" office:value-type="float" office:value="1">
            <text:p>1</text:p>
          </table:table-cell>
          <table:table-cell table:formula="of:=ROUNDDOWN(SUM([SEQUENCES.E35];[SEQUENCES.I35])/2)" office:value-type="float" office:value="1">
            <text:p>1</text:p>
          </table:table-cell>
          <table:table-cell table:formula="of:=ROUNDDOWN(SUM([SEQUENCES.E35];[SEQUENCES.F35])/2)" office:value-type="float" office:value="0">
            <text:p>0</text:p>
          </table:table-cell>
          <table:table-cell/>
          <table:table-cell table:formula="of:=IF(AND([.D35];[.E35]);[.C35];&quot;&quot;)" office:value-type="float" office:value="34">
            <text:p>34</text:p>
          </table:table-cell>
          <table:table-cell/>
        </table:table-row>
        <table:table-row table:style-name="ro1">
          <table:table-cell office:value-type="string">
            <text:p>JGABLENTZ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SUM([SEQUENCES.E36])/1" office:value-type="float" office:value="1">
            <text:p>1</text:p>
          </table:table-cell>
          <table:table-cell table:formula="of:=ROUNDDOWN(SUM([SEQUENCES.E36]; OR([SEQUENCES.I36];[SEQUENCES.J36];[SEQUENCES.K36]))/2)" office:value-type="float" office:value="1">
            <text:p>1</text:p>
          </table:table-cell>
          <table:table-cell table:formula="of:=ROUNDDOWN(SUM([SEQUENCES.E36];[SEQUENCES.D36])/2)" office:value-type="float" office:value="1">
            <text:p>1</text:p>
          </table:table-cell>
          <table:table-cell table:formula="of:=ROUNDDOWN(SUM([SEQUENCES.E36]; OR([SEQUENCES.F36];[SEQUENCES.G36];[SEQUENCES.H36]))/2)" office:value-type="float" office:value="1">
            <text:p>1</text:p>
          </table:table-cell>
          <table:table-cell table:formula="of:=ROUNDDOWN(SUM([SEQUENCES.E36];[SEQUENCES.I36])/2)" office:value-type="float" office:value="1">
            <text:p>1</text:p>
          </table:table-cell>
          <table:table-cell table:formula="of:=ROUNDDOWN(SUM([SEQUENCES.E36];[SEQUENCES.F36])/2)" office:value-type="float" office:value="0">
            <text:p>0</text:p>
          </table:table-cell>
          <table:table-cell/>
          <table:table-cell table:formula="of:=IF(AND([.D36];[.E36]);[.C36];&quot;&quot;)" office:value-type="float" office:value="35">
            <text:p>35</text:p>
          </table:table-cell>
          <table:table-cell/>
        </table:table-row>
        <table:table-row table:style-name="ro1">
          <table:table-cell office:value-type="string">
            <text:p>JGABLENTZ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SUM([SEQUENCES.E37])/1" office:value-type="float" office:value="1">
            <text:p>1</text:p>
          </table:table-cell>
          <table:table-cell table:formula="of:=ROUNDDOWN(SUM([SEQUENCES.E37]; OR([SEQUENCES.I37];[SEQUENCES.J37];[SEQUENCES.K37]))/2)" office:value-type="float" office:value="1">
            <text:p>1</text:p>
          </table:table-cell>
          <table:table-cell table:formula="of:=ROUNDDOWN(SUM([SEQUENCES.E37];[SEQUENCES.D37])/2)" office:value-type="float" office:value="1">
            <text:p>1</text:p>
          </table:table-cell>
          <table:table-cell table:formula="of:=ROUNDDOWN(SUM([SEQUENCES.E37]; OR([SEQUENCES.F37];[SEQUENCES.G37];[SEQUENCES.H37]))/2)" office:value-type="float" office:value="1">
            <text:p>1</text:p>
          </table:table-cell>
          <table:table-cell table:formula="of:=ROUNDDOWN(SUM([SEQUENCES.E37];[SEQUENCES.I37])/2)" office:value-type="float" office:value="1">
            <text:p>1</text:p>
          </table:table-cell>
          <table:table-cell table:formula="of:=ROUNDDOWN(SUM([SEQUENCES.E37];[SEQUENCES.F37])/2)" office:value-type="float" office:value="0">
            <text:p>0</text:p>
          </table:table-cell>
          <table:table-cell/>
          <table:table-cell table:formula="of:=IF(AND([.D37];[.E37]);[.C37];&quot;&quot;)" office:value-type="float" office:value="36">
            <text:p>36</text:p>
          </table:table-cell>
          <table:table-cell/>
        </table:table-row>
        <table:table-row table:style-name="ro1">
          <table:table-cell office:value-type="string">
            <text:p>JGABLENTZ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f:=SUM([SEQUENCES.E38])/1" office:value-type="float" office:value="1">
            <text:p>1</text:p>
          </table:table-cell>
          <table:table-cell table:formula="of:=ROUNDDOWN(SUM([SEQUENCES.E38]; OR([SEQUENCES.I38];[SEQUENCES.J38];[SEQUENCES.K38]))/2)" office:value-type="float" office:value="1">
            <text:p>1</text:p>
          </table:table-cell>
          <table:table-cell table:formula="of:=ROUNDDOWN(SUM([SEQUENCES.E38];[SEQUENCES.D38])/2)" office:value-type="float" office:value="1">
            <text:p>1</text:p>
          </table:table-cell>
          <table:table-cell table:formula="of:=ROUNDDOWN(SUM([SEQUENCES.E38]; OR([SEQUENCES.F38];[SEQUENCES.G38];[SEQUENCES.H38]))/2)" office:value-type="float" office:value="1">
            <text:p>1</text:p>
          </table:table-cell>
          <table:table-cell table:formula="of:=ROUNDDOWN(SUM([SEQUENCES.E38];[SEQUENCES.I38])/2)" office:value-type="float" office:value="1">
            <text:p>1</text:p>
          </table:table-cell>
          <table:table-cell table:formula="of:=ROUNDDOWN(SUM([SEQUENCES.E38];[SEQUENCES.F38])/2)" office:value-type="float" office:value="0">
            <text:p>0</text:p>
          </table:table-cell>
          <table:table-cell/>
          <table:table-cell table:formula="of:=IF(AND([.D38];[.E38]);[.C38];&quot;&quot;)" office:value-type="float" office:value="37">
            <text:p>37</text:p>
          </table:table-cell>
          <table:table-cell/>
        </table:table-row>
        <table:table-row table:style-name="ro1">
          <table:table-cell office:value-type="string">
            <text:p>JGABLENTZ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f:=SUM([SEQUENCES.E39])/1" office:value-type="float" office:value="1">
            <text:p>1</text:p>
          </table:table-cell>
          <table:table-cell table:formula="of:=ROUNDDOWN(SUM([SEQUENCES.E39]; OR([SEQUENCES.I39];[SEQUENCES.J39];[SEQUENCES.K39]))/2)" office:value-type="float" office:value="1">
            <text:p>1</text:p>
          </table:table-cell>
          <table:table-cell table:formula="of:=ROUNDDOWN(SUM([SEQUENCES.E39];[SEQUENCES.D39])/2)" office:value-type="float" office:value="1">
            <text:p>1</text:p>
          </table:table-cell>
          <table:table-cell table:formula="of:=ROUNDDOWN(SUM([SEQUENCES.E39]; OR([SEQUENCES.F39];[SEQUENCES.G39];[SEQUENCES.H39]))/2)" office:value-type="float" office:value="1">
            <text:p>1</text:p>
          </table:table-cell>
          <table:table-cell table:formula="of:=ROUNDDOWN(SUM([SEQUENCES.E39];[SEQUENCES.I39])/2)" office:value-type="float" office:value="1">
            <text:p>1</text:p>
          </table:table-cell>
          <table:table-cell table:formula="of:=ROUNDDOWN(SUM([SEQUENCES.E39];[SEQUENCES.F39])/2)" office:value-type="float" office:value="0">
            <text:p>0</text:p>
          </table:table-cell>
          <table:table-cell/>
          <table:table-cell table:formula="of:=IF(AND([.D39];[.E39]);[.C39];&quot;&quot;)">
            <text:p/>
          </table:table-cell>
          <table:table-cell/>
        </table:table-row>
        <table:table-row table:style-name="ro1">
          <table:table-cell office:value-type="string">
            <text:p>JGABLENTZ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f:=SUM([SEQUENCES.E40])/1" office:value-type="float" office:value="1">
            <text:p>1</text:p>
          </table:table-cell>
          <table:table-cell table:formula="of:=ROUNDDOWN(SUM([SEQUENCES.E40]; OR([SEQUENCES.I40];[SEQUENCES.J40];[SEQUENCES.K40]))/2)" office:value-type="float" office:value="1">
            <text:p>1</text:p>
          </table:table-cell>
          <table:table-cell table:formula="of:=ROUNDDOWN(SUM([SEQUENCES.E40];[SEQUENCES.D40])/2)" office:value-type="float" office:value="1">
            <text:p>1</text:p>
          </table:table-cell>
          <table:table-cell table:formula="of:=ROUNDDOWN(SUM([SEQUENCES.E40]; OR([SEQUENCES.F40];[SEQUENCES.G40];[SEQUENCES.H40]))/2)" office:value-type="float" office:value="1">
            <text:p>1</text:p>
          </table:table-cell>
          <table:table-cell table:formula="of:=ROUNDDOWN(SUM([SEQUENCES.E40];[SEQUENCES.I40])/2)" office:value-type="float" office:value="1">
            <text:p>1</text:p>
          </table:table-cell>
          <table:table-cell table:formula="of:=ROUNDDOWN(SUM([SEQUENCES.E40];[SEQUENCES.F40])/2)" office:value-type="float" office:value="0">
            <text:p>0</text:p>
          </table:table-cell>
          <table:table-cell/>
          <table:table-cell table:formula="of:=IF(AND([.D40];[.E40]);[.C40];&quot;&quot;)" office:value-type="float" office:value="39">
            <text:p>39</text:p>
          </table:table-cell>
          <table:table-cell/>
        </table:table-row>
        <table:table-row table:style-name="ro1">
          <table:table-cell office:value-type="string">
            <text:p>JGABLENTZ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SUM([SEQUENCES.E41])/1" office:value-type="float" office:value="1">
            <text:p>1</text:p>
          </table:table-cell>
          <table:table-cell table:formula="of:=ROUNDDOWN(SUM([SEQUENCES.E41]; OR([SEQUENCES.I41];[SEQUENCES.J41];[SEQUENCES.K41]))/2)" office:value-type="float" office:value="1">
            <text:p>1</text:p>
          </table:table-cell>
          <table:table-cell table:formula="of:=ROUNDDOWN(SUM([SEQUENCES.E41];[SEQUENCES.D41])/2)" office:value-type="float" office:value="1">
            <text:p>1</text:p>
          </table:table-cell>
          <table:table-cell table:formula="of:=ROUNDDOWN(SUM([SEQUENCES.E41]; OR([SEQUENCES.F41];[SEQUENCES.G41];[SEQUENCES.H41]))/2)" office:value-type="float" office:value="1">
            <text:p>1</text:p>
          </table:table-cell>
          <table:table-cell table:formula="of:=ROUNDDOWN(SUM([SEQUENCES.E41];[SEQUENCES.I41])/2)" office:value-type="float" office:value="1">
            <text:p>1</text:p>
          </table:table-cell>
          <table:table-cell table:formula="of:=ROUNDDOWN(SUM([SEQUENCES.E41];[SEQUENCES.F41])/2)" office:value-type="float" office:value="0">
            <text:p>0</text:p>
          </table:table-cell>
          <table:table-cell/>
          <table:table-cell table:formula="of:=IF(AND([.D41];[.E41]);[.C41];&quot;&quot;)"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JGABLENTZ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formula="of:=SUM([SEQUENCES.E42])/1" office:value-type="float" office:value="1">
            <text:p>1</text:p>
          </table:table-cell>
          <table:table-cell table:formula="of:=ROUNDDOWN(SUM([SEQUENCES.E42]; OR([SEQUENCES.I42];[SEQUENCES.J42];[SEQUENCES.K42]))/2)" office:value-type="float" office:value="1">
            <text:p>1</text:p>
          </table:table-cell>
          <table:table-cell table:formula="of:=ROUNDDOWN(SUM([SEQUENCES.E42];[SEQUENCES.D42])/2)" office:value-type="float" office:value="1">
            <text:p>1</text:p>
          </table:table-cell>
          <table:table-cell table:formula="of:=ROUNDDOWN(SUM([SEQUENCES.E42]; OR([SEQUENCES.F42];[SEQUENCES.G42];[SEQUENCES.H42]))/2)" office:value-type="float" office:value="1">
            <text:p>1</text:p>
          </table:table-cell>
          <table:table-cell table:formula="of:=ROUNDDOWN(SUM([SEQUENCES.E42];[SEQUENCES.I42])/2)" office:value-type="float" office:value="1">
            <text:p>1</text:p>
          </table:table-cell>
          <table:table-cell table:formula="of:=ROUNDDOWN(SUM([SEQUENCES.E42];[SEQUENCES.F42])/2)" office:value-type="float" office:value="0">
            <text:p>0</text:p>
          </table:table-cell>
          <table:table-cell/>
          <table:table-cell table:formula="of:=IF(AND([.D42];[.E42]);[.C42];&quot;&quot;)" office:value-type="float" office:value="41">
            <text:p>41</text:p>
          </table:table-cell>
          <table:table-cell/>
        </table:table-row>
        <table:table-row table:style-name="ro1">
          <table:table-cell office:value-type="string">
            <text:p>JGABLENTZ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formula="of:=SUM([SEQUENCES.E43])/1" office:value-type="float" office:value="1">
            <text:p>1</text:p>
          </table:table-cell>
          <table:table-cell table:formula="of:=ROUNDDOWN(SUM([SEQUENCES.E43]; OR([SEQUENCES.I43];[SEQUENCES.J43];[SEQUENCES.K43]))/2)" office:value-type="float" office:value="1">
            <text:p>1</text:p>
          </table:table-cell>
          <table:table-cell table:formula="of:=ROUNDDOWN(SUM([SEQUENCES.E43];[SEQUENCES.D43])/2)" office:value-type="float" office:value="1">
            <text:p>1</text:p>
          </table:table-cell>
          <table:table-cell table:formula="of:=ROUNDDOWN(SUM([SEQUENCES.E43]; OR([SEQUENCES.F43];[SEQUENCES.G43];[SEQUENCES.H43]))/2)" office:value-type="float" office:value="1">
            <text:p>1</text:p>
          </table:table-cell>
          <table:table-cell table:formula="of:=ROUNDDOWN(SUM([SEQUENCES.E43];[SEQUENCES.I43])/2)" office:value-type="float" office:value="1">
            <text:p>1</text:p>
          </table:table-cell>
          <table:table-cell table:formula="of:=ROUNDDOWN(SUM([SEQUENCES.E43];[SEQUENCES.F43])/2)" office:value-type="float" office:value="0">
            <text:p>0</text:p>
          </table:table-cell>
          <table:table-cell/>
          <table:table-cell table:formula="of:=IF(AND([.D43];[.E43]);[.C43];&quot;&quot;)" office:value-type="float" office:value="42">
            <text:p>42</text:p>
          </table:table-cell>
          <table:table-cell/>
        </table:table-row>
        <table:table-row table:style-name="ro1">
          <table:table-cell office:value-type="string">
            <text:p>JGABLENTZ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formula="of:=SUM([SEQUENCES.E44])/1" office:value-type="float" office:value="1">
            <text:p>1</text:p>
          </table:table-cell>
          <table:table-cell table:formula="of:=ROUNDDOWN(SUM([SEQUENCES.E44]; OR([SEQUENCES.I44];[SEQUENCES.J44];[SEQUENCES.K44]))/2)" office:value-type="float" office:value="1">
            <text:p>1</text:p>
          </table:table-cell>
          <table:table-cell table:formula="of:=ROUNDDOWN(SUM([SEQUENCES.E44];[SEQUENCES.D44])/2)" office:value-type="float" office:value="1">
            <text:p>1</text:p>
          </table:table-cell>
          <table:table-cell table:formula="of:=ROUNDDOWN(SUM([SEQUENCES.E44]; OR([SEQUENCES.F44];[SEQUENCES.G44];[SEQUENCES.H44]))/2)" office:value-type="float" office:value="1">
            <text:p>1</text:p>
          </table:table-cell>
          <table:table-cell table:formula="of:=ROUNDDOWN(SUM([SEQUENCES.E44];[SEQUENCES.I44])/2)" office:value-type="float" office:value="1">
            <text:p>1</text:p>
          </table:table-cell>
          <table:table-cell table:formula="of:=ROUNDDOWN(SUM([SEQUENCES.E44];[SEQUENCES.F44])/2)" office:value-type="float" office:value="0">
            <text:p>0</text:p>
          </table:table-cell>
          <table:table-cell/>
          <table:table-cell table:formula="of:=IF(AND([.D44];[.E44]);[.C44];&quot;&quot;)" office:value-type="float" office:value="43">
            <text:p>43</text:p>
          </table:table-cell>
          <table:table-cell/>
        </table:table-row>
        <table:table-row table:style-name="ro1">
          <table:table-cell office:value-type="string">
            <text:p>JGABLENTZ</text:p>
          </table:table-cell>
          <table:table-cell office:value-type="float" office:value="55">
            <text:p>5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f:=SUM([SEQUENCES.E45])/1" office:value-type="float" office:value="1">
            <text:p>1</text:p>
          </table:table-cell>
          <table:table-cell table:formula="of:=ROUNDDOWN(SUM([SEQUENCES.E45]; OR([SEQUENCES.I45];[SEQUENCES.J45];[SEQUENCES.K45]))/2)" office:value-type="float" office:value="1">
            <text:p>1</text:p>
          </table:table-cell>
          <table:table-cell table:formula="of:=ROUNDDOWN(SUM([SEQUENCES.E45];[SEQUENCES.D45])/2)" office:value-type="float" office:value="1">
            <text:p>1</text:p>
          </table:table-cell>
          <table:table-cell table:formula="of:=ROUNDDOWN(SUM([SEQUENCES.E45]; OR([SEQUENCES.F45];[SEQUENCES.G45];[SEQUENCES.H45]))/2)" office:value-type="float" office:value="1">
            <text:p>1</text:p>
          </table:table-cell>
          <table:table-cell table:formula="of:=ROUNDDOWN(SUM([SEQUENCES.E45];[SEQUENCES.I45])/2)" office:value-type="float" office:value="1">
            <text:p>1</text:p>
          </table:table-cell>
          <table:table-cell table:formula="of:=ROUNDDOWN(SUM([SEQUENCES.E45];[SEQUENCES.F45])/2)" office:value-type="float" office:value="0">
            <text:p>0</text:p>
          </table:table-cell>
          <table:table-cell/>
          <table:table-cell table:formula="of:=IF(AND([.D45];[.E45]);[.C45];&quot;&quot;)" office:value-type="float" office:value="44">
            <text:p>44</text:p>
          </table:table-cell>
          <table:table-cell/>
        </table:table-row>
        <table:table-row table:style-name="ro1">
          <table:table-cell office:value-type="string">
            <text:p>JGABLENTZ</text:p>
          </table:table-cell>
          <table:table-cell office:value-type="float" office:value="57">
            <text:p>57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SUM([SEQUENCES.E46])/1" office:value-type="float" office:value="1">
            <text:p>1</text:p>
          </table:table-cell>
          <table:table-cell table:formula="of:=ROUNDDOWN(SUM([SEQUENCES.E46]; OR([SEQUENCES.I46];[SEQUENCES.J46];[SEQUENCES.K46]))/2)" office:value-type="float" office:value="1">
            <text:p>1</text:p>
          </table:table-cell>
          <table:table-cell table:formula="of:=ROUNDDOWN(SUM([SEQUENCES.E46];[SEQUENCES.D46])/2)" office:value-type="float" office:value="1">
            <text:p>1</text:p>
          </table:table-cell>
          <table:table-cell table:formula="of:=ROUNDDOWN(SUM([SEQUENCES.E46]; OR([SEQUENCES.F46];[SEQUENCES.G46];[SEQUENCES.H46]))/2)" office:value-type="float" office:value="1">
            <text:p>1</text:p>
          </table:table-cell>
          <table:table-cell table:formula="of:=ROUNDDOWN(SUM([SEQUENCES.E46];[SEQUENCES.I46])/2)" office:value-type="float" office:value="1">
            <text:p>1</text:p>
          </table:table-cell>
          <table:table-cell table:formula="of:=ROUNDDOWN(SUM([SEQUENCES.E46];[SEQUENCES.F46])/2)" office:value-type="float" office:value="0">
            <text:p>0</text:p>
          </table:table-cell>
          <table:table-cell/>
          <table:table-cell table:formula="of:=IF(AND([.D46];[.E46]);[.C46];&quot;&quot;)" office:value-type="float" office:value="45">
            <text:p>45</text:p>
          </table:table-cell>
          <table:table-cell/>
        </table:table-row>
      </table:table>
      <table:table table:name="SEQUENCES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row table:style-name="ro2">
          <table:table-cell table:style-name="ce1" office:value-type="string">
            <text:p>Dataset ID</text:p>
          </table:table-cell>
          <table:table-cell table:style-name="ce1" office:value-type="string">
            <text:p>adc_tra</text:p>
          </table:table-cell>
          <table:table-cell table:style-name="ce1" office:value-type="string">
            <text:p>dw_tra_b0_dmean</text:p>
          </table:table-cell>
          <table:table-cell table:style-name="ce1" office:value-type="string">
            <text:p>dw_tra_b1000_dmean</text:p>
          </table:table-cell>
          <table:table-cell table:style-name="ce1" office:value-type="string">
            <text:p>flair_tra</text:p>
          </table:table-cell>
          <table:table-cell table:style-name="ce1" office:value-type="string">
            <text:p>t1_sag_tfe</text:p>
          </table:table-cell>
          <table:table-cell table:style-name="ce1" office:value-type="string">
            <text:p>t1_tra_ffe</text:p>
          </table:table-cell>
          <table:table-cell table:style-name="ce1" office:value-type="string">
            <text:p>t1_tra_ffe_km</text:p>
          </table:table-cell>
          <table:table-cell table:style-name="ce1" office:value-type="string">
            <text:p>t2_sag_tse</text:p>
          </table:table-cell>
          <table:table-cell table:style-name="ce1" office:value-type="string">
            <text:p>t2_tra_ffe</text:p>
          </table:table-cell>
          <table:table-cell table:style-name="ce1" office:value-type="string">
            <text:p>t2_tra_tse</text:p>
          </table:table-cell>
        </table:table-row>
        <table:table-row table:style-name="ro1"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</table:table-row>
        <table:table-row table:style-name="ro1">
          <table:table-cell office:value-type="string">
            <text:p>SUM</text:p>
          </table:table-cell>
          <table:table-cell table:formula="of:=SUM([.B2:.B46])" office:value-type="float" office:value="36">
            <text:p>36</text:p>
          </table:table-cell>
          <table:table-cell table:formula="of:=SUM([.C2:.C46])" office:value-type="float" office:value="24">
            <text:p>24</text:p>
          </table:table-cell>
          <table:table-cell table:formula="of:=SUM([.D2:.D46])" office:value-type="float" office:value="35">
            <text:p>35</text:p>
          </table:table-cell>
          <table:table-cell table:formula="of:=SUM([.E2:.E46])" office:value-type="float" office:value="44">
            <text:p>44</text:p>
          </table:table-cell>
          <table:table-cell table:formula="of:=SUM([.F2:.F46])" office:value-type="float" office:value="28">
            <text:p>28</text:p>
          </table:table-cell>
          <table:table-cell table:formula="of:=SUM([.G2:.G46])" office:value-type="float" office:value="18">
            <text:p>18</text:p>
          </table:table-cell>
          <table:table-cell table:formula="of:=SUM([.H2:.H46])" office:value-type="float" office:value="12">
            <text:p>12</text:p>
          </table:table-cell>
          <table:table-cell table:formula="of:=SUM([.I2:.I46])" office:value-type="float" office:value="40">
            <text:p>40</text:p>
          </table:table-cell>
          <table:table-cell table:formula="of:=SUM([.J2:.J46])" office:value-type="float" office:value="34">
            <text:p>34</text:p>
          </table:table-cell>
          <table:table-cell table:formula="of:=SUM([.K2:.K46])" office:value-type="float" office:value="20">
            <text:p>20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1" number:min-integer-digits="3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kar Maier</meta:initial-creator>
    <meta:creation-date>2014-05-08T13:17:57</meta:creation-date>
    <meta:generator>LibreOffice/3.5$Linux_X86_64 LibreOffice_project/350m1$Build-2</meta:generator>
    <dc:date>2014-05-08T13:48:31</dc:date>
    <dc:creator>Oskar Maier</dc:creator>
    <meta:editing-duration>PT30M11S</meta:editing-duration>
    <meta:editing-cycles>23</meta:editing-cycles>
    <meta:document-statistic meta:table-count="3" meta:cell-count="1023" meta:object-count="0"/>
  </office:meta>
</office:document-meta>
</file>